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2504" officeooo:paragraph-rsid="000a250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a2504" officeooo:paragraph-rsid="000a250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2504" officeooo:paragraph-rsid="000a250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83ab" officeooo:paragraph-rsid="000c83a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14bb" officeooo:paragraph-rsid="000f14b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f3cb0" officeooo:paragraph-rsid="000f3cb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f3cb0" officeooo:paragraph-rsid="000f9d0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10038" officeooo:paragraph-rsid="00118a0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27ef4" officeooo:paragraph-rsid="00127ef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3de4a" officeooo:paragraph-rsid="0013de4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5bf76" officeooo:paragraph-rsid="0015bf76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5bf76" officeooo:paragraph-rsid="0015bf7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793bd" officeooo:paragraph-rsid="001793b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6pt" officeooo:rsid="000a2504" officeooo:paragraph-rsid="000a2504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0f9d08" officeooo:paragraph-rsid="000f9d08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0f9d08" officeooo:paragraph-rsid="00127ef4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10038" officeooo:paragraph-rsid="00127ef4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18a07" officeooo:paragraph-rsid="00118a07" style:font-size-asian="14pt" style:font-size-complex="16pt"/>
    </style:style>
    <style:style style:name="T1" style:family="text">
      <style:text-properties officeooo:rsid="000b2be1"/>
    </style:style>
    <style:style style:name="T2" style:family="text">
      <style:text-properties officeooo:rsid="000e6516"/>
    </style:style>
    <style:style style:name="T3" style:family="text">
      <style:text-properties officeooo:rsid="000f3cb0"/>
    </style:style>
    <style:style style:name="T4" style:family="text">
      <style:text-properties officeooo:rsid="000f9d08"/>
    </style:style>
    <style:style style:name="T5" style:family="text">
      <style:text-properties officeooo:rsid="00118a07"/>
    </style:style>
    <style:style style:name="T6" style:family="text">
      <style:text-properties officeooo:rsid="00127ef4"/>
    </style:style>
    <style:style style:name="T7" style:family="text">
      <style:text-properties officeooo:rsid="0013de4a"/>
    </style:style>
    <style:style style:name="T8" style:family="text">
      <style:text-properties style:text-underline-style="solid" style:text-underline-width="auto" style:text-underline-color="font-color" officeooo:rsid="0013de4a"/>
    </style:style>
    <style:style style:name="T9" style:family="text">
      <style:text-properties style:text-underline-style="solid" style:text-underline-width="auto" style:text-underline-color="font-color" officeooo:rsid="001793bd"/>
    </style:style>
    <style:style style:name="T10" style:family="text">
      <style:text-properties style:text-underline-style="none" officeooo:rsid="0013de4a"/>
    </style:style>
    <style:style style:name="T11" style:family="text">
      <style:text-properties style:text-underline-style="none" officeooo:rsid="0015bf76"/>
    </style:style>
    <style:style style:name="T12" style:family="text">
      <style:text-properties style:text-underline-style="none" officeooo:rsid="001793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ile Localization for Augmented Reality</text:p>
      <text:p text:style-name="P2"/>
      <text:p text:style-name="P2">Brian Copeland</text:p>
      <text:p text:style-name="P2">Advisor: Prof. Chris Terman</text:p>
      <text:p text:style-name="P2"/>
      <text:p text:style-name="P14">1. Introduction</text:p>
      <text:p text:style-name="P14"/>
      <text:p text:style-name="P3">We live in a world of increasingly ubiquitous computing. <text:s/><text:span text:style-name="T1">All around us there are devices we can interact with digitally, ranging from mobile phones to wearables to everyday devices such as key chains. <text:s/>However, interacting with these devices often requires that we first identify their digital location: some non-physical way to interact with them. <text:s/></text:span></text:p>
      <text:p text:style-name="P3"/>
      <text:p text:style-name="P4">There are many instances where a devices physical location is known, while its digital location is not. <text:s/>For example, if I wanted to send a message to a phone next to me, I would first have to learn the phone number of that phone. <text:s/><text:span text:style-name="T2">As another example, if I wanted to connect my phone to a smart appliance (such as a TV) I would first have to find that device from a list of devices that are near me.</text:span></text:p>
      <text:p text:style-name="P4"/>
      <text:p text:style-name="P5">I propose a system such that any two (or more) nearby devices <text:s/>can communicate with each other and determine each others position. <text:s/>A user with access to one of these devices, a mobile phone in this case, will be able to find all other nearby devices. <text:s/>Furthermore, the user can quickly open a digital interface with any nearby device knowing only its location. <text:s/>I plan to implement the identification of nearby devices <text:span text:style-name="T3">by augmenting a live image of the real world with the devices information.</text:span></text:p>
      <text:p text:style-name="P5"/>
      <text:p text:style-name="P6">For the purposes of this project I will only consider the case of two mobile devices. <text:s/>I will attempt to determine their relative location by using ultrasonic pings and changes in each devices location, measured by accelerometers on each device. <text:s/>After that I will have each device show a live image of the world as seen through its camera, and overlay the other devices name onto the live image in the location of the second device.</text:p>
      <text:p text:style-name="P3"/>
      <text:p text:style-name="P14">2. Related Works</text:p>
      <text:p text:style-name="P14"/>
      <text:p text:style-name="P7">There has been much work already in the <text:span text:style-name="T4">related field</text:span> of localization <text:span text:style-name="T4">for mobile robots. <text:s/>Many ultrasonic sensor systems such as [1] and [2], can accurately localize a mobile entity with the aid of stationary nodes in know location. <text:s/>Obtaining the relative location of different entities without nodes of known location has considerably less research, but has been accomplished with varying accuracy [3]. One improvement my methods will have over [3] is the use of ultrasonic range-finding as opposed to the RSSI of Infrared signals.</text:span></text:p>
      <text:p text:style-name="P7"/>
      <text:p text:style-name="P8">There has also been research aimed at combining different types of location data to get a more accurate estimation for the relative location of devices. <text:s/><text:span text:style-name="T5">One additional type of location data that is often used is dead reckoning, or calculating a devices new position by integrating data from an acceleration sensor [4]. <text:s/>Research conducted at Yahoo Labs went further to combine dead reckoning, ultrasonic range-finding, and RSSI of Bluetooth signals. <text:s/>This study was able to obtain localization accuracy within a few percentile [5], albeit at a relatively close range (&lt; 2m). <text:s/>I will attempt to use similar methods to those used in this paper, while extending the range to that of a room or hallway.</text:span></text:p>
      <text:p text:style-name="P3"/>
      <text:p text:style-name="P14"><text:soft-page-break/>3. Methods</text:p>
      <text:p text:style-name="P14"/>
      <text:p text:style-name="P9">The emphasis of this project will be on getting a functional project, not necessarily with the strategy I describe in this proposal. <text:s/>As such, I am not committed to the methods and strategies I describe here, and if convenience dictates I will switch to something more practical. <text:s/>For example, if I can not communicate between devices via BLE, I will switch to another communication method such as WiFi.</text:p>
      <text:p text:style-name="P14"/>
      <text:p text:style-name="P3">3.1 Hardware</text:p>
      <text:p text:style-name="P3"/>
      <text:p text:style-name="P9">I will be testing my implementation with two different devices: a <text:span text:style-name="T7">HTC Desire 626s and a </text:span><text:span text:style-name="T12">BLU Advance 5.0</text:span><text:span text:style-name="T10">. These devices were chosen as low-cost </text:span><text:span text:style-name="T12">mobile </text:span><text:span text:style-name="T10">devices which have all the hardware functionality needed for the methods I intend to use. <text:s/>These devices were also chosen for their shared operating system (Android) in order to expedite the development process. <text:s/>The hardware I will be using on these devices include the speakers, microphone, acceleration sensors, compass sensor, </text:span><text:span text:style-name="T11">camera, and </text:span><text:span text:style-name="T10">BLE </text:span><text:span text:style-name="T11">communication hardware.</text:span></text:p>
      <text:p text:style-name="P14"/>
      <text:p text:style-name="P3">3.2 Steps</text:p>
      <text:p text:style-name="P3"/>
      <text:p text:style-name="P10">I have split my work into ten discreet objectives for the purposes of this project. <text:s/>I intend to do one of these objectives each week for the duration of this project. <text:s/>This will give me a few buffer weeks at the end of the semester if one step ends up taking more than one week to complete. The steps are detailed below:</text:p>
      <text:p text:style-name="P10"/>
      <text:list xml:id="list3259517215744800999" text:style-name="L1">
        <text:list-item>
          <text:p text:style-name="P12">Make an Android app that sends an ultrasonic ping every second.</text:p>
        </text:list-item>
        <text:list-item>
          <text:p text:style-name="P12">Have the app listen for these pings from other devices.</text:p>
        </text:list-item>
        <text:list-item>
          <text:p text:style-name="P12">Create a BLE connection between two devices running this app.</text:p>
        </text:list-item>
        <text:list-item>
          <text:p text:style-name="P12">Calculate the distance between two devices by using the difference in time of arrival between the BLE signal and ultrasonic signal.</text:p>
        </text:list-item>
        <text:list-item>
          <text:p text:style-name="P12">Use acceleration sensors to calculate an approximate displacement for each device.</text:p>
        </text:list-item>
        <text:list-item>
          <text:p text:style-name="P12">Send this displacement information to the other device via the established BLE connection.</text:p>
        </text:list-item>
        <text:list-item>
          <text:p text:style-name="P12">Integrate the displacement information from both devices with the ultrasonic range-finding to find an approximate location for the other device.</text:p>
        </text:list-item>
        <text:list-item>
          <text:p text:style-name="P12">Refine the location of the other device by using a Kalman filter.</text:p>
        </text:list-item>
        <text:list-item>
          <text:p text:style-name="P12">Convert the location of the other device into the corresponding location to be displayed on the screen. <text:s/>For example, if the phone is facing North and the other device is North, then the location will be in the center of the screen.</text:p>
        </text:list-item>
        <text:list-item>
          <text:p text:style-name="P12">Overlay a virtual object representing the other device onto a live feed from the phones camera.</text:p>
        </text:list-item>
      </text:list>
      <text:p text:style-name="P11"/>
      <text:p text:style-name="P11"/>
      <text:p text:style-name="P18">References</text:p>
      <text:p text:style-name="P15">1. <text:a xlink:type="simple" xlink:href="http://ieeexplore.ieee.org/xpls/abs_all.jsp?arnumber=1390000&amp;tag=1">http://ieeexplore.ieee.org/xpls/abs_all.jsp?arnumber=1390000&amp;tag=1</text:a></text:p>
      <text:p text:style-name="P15">2.<text:a xlink:type="simple" xlink:href="http://robogames.net/symposium/2007/07-125-Kim-SungKyunKwanUniv-UltrasonicGPSIndoorMobileRobotSystem.pdf">http://robogames.net/symposium/2007/07-125-Kim-SungKyunKwanUniv-UltrasonicGPSIndoorMobileRobotSystem.pdf</text:a></text:p>
      <text:p text:style-name="P15">3.<text:a xlink:type="simple" xlink:href="http://infoscience.epfl.ch/record/64716/files/JP_icra06.pdf">http://infoscience.epfl.ch/record/64716/files/JP_icra06.pdf</text:a></text:p>
      <text:p text:style-name="P16">4.<text:a xlink:type="simple" xlink:href="http://download.springer.com/static/pdf/956/art%253A10.1007%252Fs12206-011-0805-1.pdf?originUrl=http%3A%2F%2Flink.springer.com%2Farticle%2F10.1007%2Fs12206-011-0805-1&amp;token2=exp=1455824726~acl=%2Fstatic%2Fpdf%2F956%2Fart%25253A10.1007%25252Fs12206-011-0805-1.pdf%3ForiginUrl%3Dhttp%253A%252F%252Flink.springer.com%252Farticle%252F10.1007%252Fs12206-011-0805-1*~hmac=aec0236a8537854e4febccafa30cda0419347dd3ec4fc2c98aad1eceb042a747"><text:span text:style-name="T6">http://download.springer.com/static/pdf/956/art</text:span></text:a><text:soft-page-break/><text:a xlink:type="simple" xlink:href="http://download.springer.com/static/pdf/956/art%253A10.1007%252Fs12206-011-0805-1.pdf?originUrl=http%3A%2F%2Flink.springer.com%2Farticle%2F10.1007%2Fs12206-011-0805-1&amp;token2=exp=1455824726~acl=%2Fstatic%2Fpdf%2F956%2Fart%25253A10.1007%25252Fs12206-011-0805-1.pdf%3ForiginUrl%3Dhttp%253A%252F%252Flink.springer.com%252Farticle%252F10.1007%252Fs12206-011-0805-1*~hmac=aec0236a8537854e4febccafa30cda0419347dd3ec4fc2c98aad1eceb042a747"><text:span text:style-name="T6">%253A10.1007%252Fs12206-011-0805-1.pdf?originUrl=http%3A%2F%2Flink.springer.com%2Farticle%2F10.1007%2Fs12206-011-0805-1&amp;token2=exp=1455824726~acl=%2Fstatic%2Fpdf%2F956%2Fart%25253A10.1007%25252Fs12206-011-0805-1.pdf%3ForiginUrl%3Dhttp%253A%252F%252Flink.springer.com%252Farticle%252F10.1007%252Fs12206-011-0805-1*~hmac=aec0236a8537854e4febccafa30cda0419347dd3ec4fc2c98aad1eceb042a747</text:span></text:a></text:p>
      <text:p text:style-name="P17">5.<text:a xlink:type="simple" xlink:href="http://www.christianholz.net/2015-uist15-jin_holz_hornbaek-tracko-ad-hoc_mobile_3d_tracking_using_bluetooth_low_energy_and_inaudible_signals_for_cross-device_interaction.pdf">http://www.christianholz.net/2015-uist15-jin_holz_hornbaek-tracko-ad-hoc_mobile_3d_tracking_using_bluetooth_low_energy_and_inaudible_signals_for_cross-device_interaction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2:46:40.982905146</meta:creation-date>
    <dc:date>2016-02-18T15:34:27.065592965</dc:date>
    <meta:editing-duration>P1DT1H38M5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33" meta:word-count="910" meta:character-count="6189" meta:non-whitespace-character-count="5297"/>
  </office:meta>
</office:document-meta>
</file>